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DE00000149AFCF12AC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5cm" svg:height="7.84cm" svg:x="1cm" svg:y="1cm">
          <draw:image xlink:href="Pictures/10000000000002DE00000149AFCF12AC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8-28T15:59:10</meta:creation-date>
    <meta:print-date>2014-08-28T16:03:26</meta:print-date>
    <dc:date>2014-08-28T16:06:13</dc:date>
    <meta:editing-duration>PT00H07M03S</meta:editing-duration>
    <meta:editing-cycles>2</meta:editing-cycles>
    <meta:generator>NeoOffice/3.4.1$Unix OpenOffice.org_project/Patch 7</meta:generator>
    <meta:document-statistic meta:object-count="1"/>
  </office:meta>
</office:document-meta>
</file>